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9-30" calcext:value-type="date">
            <text:p>30/09/2025</text:p>
          </table:table-cell>
          <table:table-cell table:style-name="ce57" office:value-type="string" calcext:value-type="string">
            <text:p>Mens. 09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15]-[.F1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10-31" calcext:value-type="date">
            <text:p>31/10/2025</text:p>
          </table:table-cell>
          <table:table-cell table:style-name="ce57" office:value-type="string" calcext:value-type="string">
            <text:p>Mens. 10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11-07" calcext:value-type="date">
            <text:p>07/11/2025</text:p>
          </table:table-cell>
          <table:table-cell table:style-name="ce74" table:formula="of:=[.C16]-[.F1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6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54:49.80970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0:54:49.811709500">00:00:00</text:time></text:span><text:span text:style-name="MT2"><text:time style:data-style-name="N2" text:time-value="10:54:49.811754400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1-13">00/00/0000</text:date><text:s/>- <text:time style:data-style-name="N2" text:time-value="10:54:49.8175258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00-10-16T12:57:25</meta:creation-date>
    <dc:date>2025-11-13T10:55:39.566528900</dc:date>
    <meta:print-date>2020-10-05T15:55:44.962000000</meta:print-date>
    <dc:language>pt-PT</dc:language>
    <meta:editing-cycles>700</meta:editing-cycles>
    <meta:editing-duration>PT10H23M11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